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362cm"/>
      <style:paragraph-properties style:writing-mode="lr-tb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gr10" style:family="graphic" style:parent-style-name="standard">
      <style:graphic-properties draw:stroke="dash" draw:stroke-dash="Fine_20_Dotted" svg:stroke-width="0.1cm" svg:stroke-color="#000000" draw:marker-start="Extrémités_20_de_20_ligne_20_1" draw:marker-start-width="0.45cm" draw:marker-end="Extrémités_20_de_20_ligne_20_1" draw:marker-end-width="0.45cm" draw:textarea-vertical-align="middle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85cm" fo:min-width="15.6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85cm" fo:min-width="14.3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marker-end="Arrowheads_20_3" draw:marker-end-width="0.3cm" draw:fill="none" draw:textarea-vertical-align="middle"/>
    </style:style>
    <style:style style:name="gr16" style:family="graphic" style:parent-style-name="standard" style:list-style-name="L1">
      <style:graphic-properties draw:fill-color="#ffffff" draw:textarea-horizontal-align="justify" draw:textarea-vertical-align="middle" draw:auto-grow-height="false" fo:min-height="2.35cm" fo:min-width="5.8cm"/>
      <style:paragraph-properties style:writing-mode="lr-tb"/>
    </style:style>
    <style:style style:name="gr17" style:family="graphic" style:parent-style-name="standard" style:list-style-name="L1">
      <style:graphic-properties draw:stroke="dash" draw:stroke-dash="Dot_20__28_Rounded_29_" svg:stroke-linecap="round" draw:fill-color="#ffffff" draw:textarea-horizontal-align="justify" draw:textarea-vertical-align="middle" draw:auto-grow-height="false" fo:min-height="1.15cm" fo:min-width="15.4cm"/>
      <style:paragraph-properties style:writing-mode="lr-tb"/>
    </style:style>
    <style:style style:name="gr18" style:family="graphic" style:parent-style-name="standard" style:list-style-name="L1">
      <style:graphic-properties draw:stroke="dash" draw:stroke-dash="Dot_20__28_Rounded_29_" svg:stroke-linecap="round" draw:fill-color="#ffffff" draw:textarea-horizontal-align="justify" draw:textarea-vertical-align="middle" draw:auto-grow-height="false" fo:min-height="1.15cm" fo:min-width="15.4cm"/>
      <style:paragraph-properties style:writing-mode="lr-tb"/>
    </style:style>
    <style:style style:name="gr19" style:family="graphic" style:parent-style-name="standard" style:list-style-name="L1">
      <style:graphic-properties draw:stroke="dash" draw:stroke-dash="Dot_20__28_Rounded_29_" svg:stroke-linecap="round" draw:fill-color="#ffffff" draw:textarea-horizontal-align="justify" draw:textarea-vertical-align="middle" draw:auto-grow-height="false" fo:min-height="1.15cm" fo:min-width="15.4cm"/>
      <style:paragraph-properties style:writing-mode="lr-tb"/>
    </style:style>
    <style:style style:name="gr20" style:family="graphic" style:parent-style-name="standard" style:list-style-name="L1">
      <style:graphic-properties draw:stroke="dash" draw:stroke-dash="Dot_20__28_Rounded_29_" svg:stroke-linecap="round" draw:fill-color="#ffffff" draw:textarea-horizontal-align="justify" draw:textarea-vertical-align="middle" draw:auto-grow-height="false" fo:min-height="1.15cm" fo:min-width="15.5cm"/>
      <style:paragraph-properties style:writing-mode="lr-tb"/>
    </style:style>
    <style:style style:name="co1" style:family="table-column">
      <style:table-column-properties style:column-width="5.32cm" style:use-optimal-column-width="false"/>
    </style:style>
    <style:style style:name="co2" style:family="table-column">
      <style:table-column-properties style:column-width="5.47cm" style:use-optimal-column-width="false"/>
    </style:style>
    <style:style style:name="co3" style:family="table-column">
      <style:table-column-properties style:column-width="5.48cm" style:use-optimal-column-width="false"/>
    </style:style>
    <style:style style:name="ro1" style:family="table-row">
      <style:table-row-properties style:row-height="0.971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loext:graphic-properties draw:fill-color="#ffffff"/>
      <style:paragraph-properties style:text-autospace="none"/>
      <style:text-properties fo:background-color="transparen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32pt" style:font-size-asian="32pt" style:font-size-complex="3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0" style:family="paragraph">
      <style:paragraph-properties style:text-autospace="none"/>
      <style:text-properties fo:font-weight="bold" style:font-weight-asian="bold" style:font-weight-complex="bold"/>
    </style:style>
    <style:style style:name="P11" style:family="paragraph">
      <style:paragraph-properties style:text-autospace="none"/>
      <style:text-properties fo:background-color="transparen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2" draw:layer="layout" draw:type="lines" svg:x1="5cm" svg:y1="11cm" svg:x2="12cm" svg:y2="10.956cm" draw:start-shape="id1" draw:start-glue-point="1" draw:end-shape="id2" draw:end-glue-point="3" svg:d="M5000 11000h500l6000-44h500" svg:viewBox="0 0 7001 45">
          <text:p text:style-name="P1"><text:span text:style-name="T1">manage.param()</text:span></text:p>
          <text:p text:style-name="P1"><text:span text:style-name="T1"/></text:p>
        </draw:connector>
        <draw:frame draw:style-name="gr2" draw:text-style-name="P3" xml:id="id1" draw:id="id1" draw:layer="layout" svg:width="4.4cm" svg:height="4cm" svg:x="0.6cm" svg:y="9cm">
          <draw:text-box>
            <text:p text:style-name="P1"><text:span text:style-name="T2"/></text:p>
            <text:p text:style-name="P1"><text:span text:style-name="T2">start</text:span></text:p>
            <text:p text:style-name="P1"><text:span text:style-name="T2">fix.arg</text:span></text:p>
          </draw:text-box>
        </draw:frame>
        <draw:frame draw:style-name="gr3" draw:text-style-name="P3" xml:id="id2" draw:id="id2" draw:layer="layout" svg:width="5.25cm" svg:height="2.612cm" svg:x="12cm" svg:y="9.65cm">
          <draw:text-box>
            <text:p text:style-name="P1"><text:span text:style-name="T2"/></text:p>
            <text:p text:style-name="P1"><text:span text:style-name="T2">Two named </text:span></text:p>
            <text:p text:style-name="P1"><text:span text:style-name="T2">list</text:span></text:p>
          </draw:text-box>
        </draw:frame>
        <draw:connector draw:style-name="gr4" draw:text-style-name="P4" draw:layer="layout" svg:x1="5cm" svg:y1="11cm" svg:x2="9.3cm" svg:y2="13.3cm" draw:start-shape="id1" draw:start-glue-point="1" draw:end-shape="id3" draw:end-glue-point="3" svg:d="M5000 11000h2150v2300h2150" svg:viewBox="0 0 4301 2301">
          <text:p/>
        </draw:connector>
        <draw:frame draw:style-name="gr5" draw:text-style-name="P3" xml:id="id3" draw:id="id3" draw:layer="layout" svg:width="3.6cm" svg:height="1.6cm" svg:x="9.3cm" svg:y="12.5cm">
          <draw:text-box>
            <text:p text:style-name="P1"><text:span text:style-name="T2">errors</text:span></text:p>
          </draw:text-box>
        </draw:frame>
        <draw:connector draw:style-name="gr1" draw:text-style-name="P2" draw:layer="layout" draw:type="lines" svg:x1="17.25cm" svg:y1="10.956cm" svg:x2="22.472cm" svg:y2="11.019cm" draw:start-shape="id2" draw:start-glue-point="1" svg:d="M17250 10956h500l4722 63" svg:viewBox="0 0 5223 64">
          <text:p text:style-name="P1"><text:span text:style-name="T1">checkparamlist()</text:span></text:p>
          <text:p text:style-name="P1"><text:span text:style-name="T1"/></text:p>
        </draw:connector>
        <draw:frame draw:style-name="gr6" draw:text-style-name="P3" xml:id="id4" draw:id="id4" draw:layer="layout" svg:width="4.75cm" svg:height="3.25cm" svg:x="22.5cm" svg:y="9.35cm">
          <draw:text-box>
            <text:p text:style-name="P1"><text:span text:style-name="T2"/></text:p>
            <text:p text:style-name="P1"><text:span text:style-name="T2">Two named </text:span></text:p>
            <text:p text:style-name="P1"><text:span text:style-name="T2">list</text:span></text:p>
          </draw:text-box>
        </draw:frame>
        <draw:connector draw:style-name="gr4" draw:text-style-name="P4" draw:layer="layout" svg:x1="17.25cm" svg:y1="10.956cm" svg:x2="22.821cm" svg:y2="13.179cm" draw:start-shape="id2" draw:start-glue-point="1" svg:d="M17250 10956h3036v2223h2535" svg:viewBox="0 0 5572 2224">
          <text:p/>
        </draw:connector>
        <draw:frame draw:style-name="gr7" draw:text-style-name="P3" draw:layer="layout" svg:width="7.9cm" svg:height="1.5cm" svg:x="22.8cm" svg:y="12.5cm">
          <draw:text-box>
            <text:p text:style-name="P1"><text:span text:style-name="T2">errors or warnings</text:span></text:p>
          </draw:text-box>
        </draw:frame>
        <draw:connector draw:style-name="gr1" draw:text-style-name="P2" draw:layer="layout" draw:type="line" svg:x1="27.25cm" svg:y1="10.975cm" svg:x2="36.4cm" svg:y2="11.019cm" draw:start-shape="id4" draw:start-glue-point="1" draw:end-shape="id5" draw:end-glue-point="3" svg:d="M27250 10975l9150 44" svg:viewBox="0 0 9151 45">
          <text:p text:style-name="P1"><text:span text:style-name="T1">testdpq() : d,p for any method </text:span></text:p>
          <text:p text:style-name="P1"><text:span text:style-name="T1">except d, p, q for qme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4" draw:layer="layout" svg:x1="27.25cm" svg:y1="10.975cm" svg:x2="35.984cm" svg:y2="12.981cm" draw:start-shape="id4" draw:start-glue-point="1" svg:d="M27250 10975h4617v2006h4117" svg:viewBox="0 0 8735 2007">
          <text:p/>
        </draw:connector>
        <draw:frame draw:style-name="gr8" draw:text-style-name="P3" draw:layer="layout" svg:width="4.2cm" svg:height="2.139cm" svg:x="36cm" svg:y="12.2cm">
          <draw:text-box>
            <text:p text:style-name="P1"><text:span text:style-name="T2">warnings</text:span></text:p>
          </draw:text-box>
        </draw:frame>
        <draw:frame draw:style-name="gr9" draw:text-style-name="P3" xml:id="id5" draw:id="id5" draw:layer="layout" svg:width="4.6cm" svg:height="1.639cm" svg:x="36.4cm" svg:y="10.2cm">
          <draw:text-box>
            <text:p text:style-name="P1"><text:span text:style-name="T2">OK=TRUE</text:span></text:p>
          </draw:text-box>
        </draw:frame>
        <draw:line draw:style-name="gr10" draw:text-style-name="P5" draw:layer="layout" svg:x1="2cm" svg:y1="2.5cm" svg:x2="40cm" svg:y2="2.6cm">
          <text:p text:style-name="P1"><text:span text:style-name="T3">In fitdist() and fitdistcens()</text:span></text:p>
          <text:p text:style-name="P1"><text:span text:style-name="T3"/></text:p>
        </draw:line>
        <draw:line draw:style-name="gr10" draw:text-style-name="P5" draw:layer="layout" svg:x1="2cm" svg:y1="26.75cm" svg:x2="18cm" svg:y2="26.75cm">
          <text:p text:style-name="P1"><text:span text:style-name="T3">In mgedist()</text:span></text:p>
          <text:p text:style-name="P1"><text:span text:style-name="T3"/></text:p>
        </draw:line>
        <draw:custom-shape draw:style-name="gr11" draw:text-style-name="P7" xml:id="id7" draw:id="id7" draw:layer="layout" svg:width="16.1cm" svg:height="2.1cm" svg:x="9.5cm" svg:y="2.8cm">
          <text:p text:style-name="P6">FALSE : create a character vector without first letter</text:p>
          <draw:enhanced-geometry svg:viewBox="0 0 21600 21600" draw:type="rectangle" draw:enhanced-path="M 0 0 L 21600 0 21600 21600 0 21600 0 0 Z N"/>
        </draw:custom-shape>
        <draw:custom-shape draw:style-name="gr12" draw:text-style-name="P7" xml:id="id8" draw:id="id8" draw:layer="layout" svg:width="14.8cm" svg:height="2.1cm" svg:x="12.4cm" svg:y="5.9cm">
          <text:p text:style-name="P6">TRUE : look for ddist function in the environment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s" draw:line-skew="0cm -0.249cm" svg:x1="8.1cm" svg:y1="5.6cm" svg:x2="9.5cm" svg:y2="3.85cm" draw:start-shape="id6" draw:start-glue-point="1" draw:end-shape="id7" draw:end-glue-point="3" svg:d="M8100 5600h501l149-1750h750" svg:viewBox="0 0 1401 1751">
          <text:p/>
        </draw:connector>
        <draw:connector draw:style-name="gr14" draw:text-style-name="P4" draw:layer="layout" draw:type="lines" draw:line-skew="0cm -1.399cm" svg:x1="8.1cm" svg:y1="5.6cm" svg:x2="12.4cm" svg:y2="6.95cm" draw:start-shape="id6" draw:start-glue-point="1" draw:end-shape="id8" svg:d="M8100 5600h501l1899 1350h1900" svg:viewBox="0 0 4301 1351">
          <text:p/>
        </draw:connector>
        <draw:connector draw:style-name="gr15" draw:text-style-name="P4" draw:layer="layout" draw:type="lines" svg:x1="17.55cm" svg:y1="4.9cm" svg:x2="19.8cm" svg:y2="5.9cm" draw:start-shape="id7" draw:start-glue-point="2" draw:end-shape="id8" draw:end-glue-point="0" svg:d="M17550 4900v501l2250-2v501" svg:viewBox="0 0 2251 1001">
          <text:p/>
        </draw:connector>
        <draw:custom-shape draw:style-name="gr16" draw:text-style-name="P9" xml:id="id6" draw:id="id6" draw:layer="layout" svg:width="6.3cm" svg:height="2.6cm" svg:x="1.8cm" svg:y="4.3cm">
          <text:p text:style-name="P8"><text:span text:style-name="T2">is.character(distr)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2cm" svg:y1="16.75cm" svg:x2="18cm" svg:y2="16.75cm">
          <text:p text:style-name="P1"><text:span text:style-name="T3">In mledist()</text:span></text:p>
          <text:p text:style-name="P1"><text:span text:style-name="T3"/></text:p>
        </draw:line>
        <draw:line draw:style-name="gr10" draw:text-style-name="P5" draw:layer="layout" svg:x1="2cm" svg:y1="20.25cm" svg:x2="18cm" svg:y2="20.25cm">
          <text:p text:style-name="P1"><text:span text:style-name="T3">In <text:s/>mmedist()</text:span></text:p>
          <text:p text:style-name="P1"><text:span text:style-name="T3"/></text:p>
        </draw:line>
        <draw:line draw:style-name="gr10" draw:text-style-name="P5" draw:layer="layout" svg:x1="2cm" svg:y1="23.5cm" svg:x2="18cm" svg:y2="23.5cm">
          <text:p text:style-name="P1"><text:span text:style-name="T3">In qmedist()</text:span></text:p>
          <text:p text:style-name="P1"><text:span text:style-name="T3"/></text:p>
        </draw:line>
        <draw:custom-shape draw:style-name="gr17" draw:text-style-name="P9" draw:layer="layout" svg:width="15.9cm" svg:height="1.4cm" svg:x="2.1cm" svg:y="20.7cm">
          <text:p text:style-name="P8"><text:span text:style-name="T2">Make mdist and ddist functions from arg distr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5.9cm" svg:height="1.4cm" svg:x="2.1cm" svg:y="17.4cm">
          <text:p text:style-name="P8"><text:span text:style-name="T2">Make ddist functions from arg dist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5.9cm" svg:height="1.4cm" svg:x="2cm" svg:y="24cm">
          <text:p text:style-name="P8"><text:span text:style-name="T2">Make qdist and ddist functions from arg distr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6cm" svg:height="1.4cm" svg:x="2cm" svg:y="27.3cm">
          <text:p text:style-name="P8"><text:span text:style-name="T2">Make pdist and ddist functions from arg dist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standard" draw:layer="layout" svg:width="37.999cm" svg:height="24.356cm" svg:x="2.25cm" svg:y="2.5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fitdist()</text:p>
              </table:table-cell>
              <table:table-cell>
                <text:p text:style-name="P10">fitdistcens()</text:p>
              </table:table-cell>
              <table:table-cell>
                <text:p text:style-name="P10">mledist()</text:p>
              </table:table-cell>
              <table:table-cell>
                <text:p text:style-name="P10">mgedist()</text:p>
              </table:table-cell>
              <table:table-cell>
                <text:p text:style-name="P10">mmedist()</text:p>
              </table:table-cell>
              <table:table-cell>
                <text:p text:style-name="P10">msedist()</text:p>
              </table:table-cell>
              <table:table-cell>
                <text:p text:style-name="P10">qmedist()</text:p>
              </table:table-cell>
            </table:table-row>
            <table:table-row table:style-name="ro2" table:default-cell-style-name="ce2">
              <table:table-cell>
                <text:p text:style-name="P11">estimate </text:p>
              </table:table-cell>
              <table:table-cell>
                <text:p text:style-name="P11">estimate </text:p>
              </table:table-cell>
              <table:table-cell>
                <text:p text:style-name="P11">estimate</text:p>
              </table:table-cell>
              <table:table-cell>
                <text:p text:style-name="P11">estimate</text:p>
              </table:table-cell>
              <table:table-cell>
                <text:p text:style-name="P11">estimate</text:p>
              </table:table-cell>
              <table:table-cell>
                <text:p text:style-name="P11">estimate</text:p>
              </table:table-cell>
              <table:table-cell>
                <text:p text:style-name="P11">estimate</text:p>
              </table:table-cell>
            </table:table-row>
            <table:table-row table:style-name="ro2" table:default-cell-style-name="ce2">
              <table:table-cell>
                <text:p text:style-name="P11">method</text:p>
              </table:table-cell>
              <table:table-cell>
                <text:p text:style-name="P11">method</text:p>
              </table:table-cell>
              <table:table-cell>
                <text:p text:style-name="P11">convergence</text:p>
              </table:table-cell>
              <table:table-cell>
                <text:p text:style-name="P11">convergence</text:p>
              </table:table-cell>
              <table:table-cell>
                <text:p text:style-name="P11">convergence</text:p>
              </table:table-cell>
              <table:table-cell>
                <text:p text:style-name="P11">convergence</text:p>
              </table:table-cell>
              <table:table-cell>
                <text:p text:style-name="P11">convergence</text:p>
              </table:table-cell>
            </table:table-row>
            <table:table-row table:style-name="ro2" table:default-cell-style-name="ce2">
              <table:table-cell>
                <text:p text:style-name="P11">sd </text:p>
              </table:table-cell>
              <table:table-cell>
                <text:p text:style-name="P11">sd </text:p>
              </table:table-cell>
              <table:table-cell>
                <text:p text:style-name="P11">value</text:p>
              </table:table-cell>
              <table:table-cell>
                <text:p text:style-name="P11">value</text:p>
              </table:table-cell>
              <table:table-cell>
                <text:p text:style-name="P11">value</text:p>
              </table:table-cell>
              <table:table-cell>
                <text:p text:style-name="P11">value</text:p>
              </table:table-cell>
              <table:table-cell>
                <text:p text:style-name="P11">value</text:p>
              </table:table-cell>
            </table:table-row>
            <table:table-row table:style-name="ro2" table:default-cell-style-name="ce2">
              <table:table-cell>
                <text:p text:style-name="P11">cor </text:p>
              </table:table-cell>
              <table:table-cell>
                <text:p text:style-name="P11">cor </text:p>
              </table:table-cell>
              <table:table-cell>
                <text:p text:style-name="P11">hessian</text:p>
              </table:table-cell>
              <table:table-cell>
                <text:p text:style-name="P11">hessian</text:p>
              </table:table-cell>
              <table:table-cell>
                <text:p text:style-name="P11">hessian</text:p>
              </table:table-cell>
              <table:table-cell>
                <text:p text:style-name="P11">hessian</text:p>
              </table:table-cell>
              <table:table-cell>
                <text:p text:style-name="P11">hessian</text:p>
              </table:table-cell>
            </table:table-row>
            <table:table-row table:style-name="ro2" table:default-cell-style-name="ce2">
              <table:table-cell>
                <text:p text:style-name="P11">vcov </text:p>
              </table:table-cell>
              <table:table-cell>
                <text:p text:style-name="P11">vcov </text:p>
              </table:table-cell>
              <table:table-cell>
                <text:p text:style-name="P11">optim.function</text:p>
              </table:table-cell>
              <table:table-cell>
                <text:p text:style-name="P11">optim.function</text:p>
              </table:table-cell>
              <table:table-cell>
                <text:p text:style-name="P11">optim.function</text:p>
              </table:table-cell>
              <table:table-cell>
                <text:p text:style-name="P11">optim.function</text:p>
              </table:table-cell>
              <table:table-cell>
                <text:p text:style-name="P11">optim.function</text:p>
              </table:table-cell>
            </table:table-row>
            <table:table-row table:style-name="ro2" table:default-cell-style-name="ce2">
              <table:table-cell>
                <text:p text:style-name="P11">loglik </text:p>
              </table:table-cell>
              <table:table-cell>
                <text:p text:style-name="P11">loglik </text:p>
              </table:table-cell>
              <table:table-cell>
                <text:p text:style-name="P11">optim.method</text:p>
              </table:table-cell>
              <table:table-cell>
                <text:p text:style-name="P11">optim.method</text:p>
              </table:table-cell>
              <table:table-cell>
                <text:p text:style-name="P11">optim.method</text:p>
              </table:table-cell>
              <table:table-cell>
                <text:p text:style-name="P11">optim.method</text:p>
              </table:table-cell>
              <table:table-cell>
                <text:p text:style-name="P11">optim.method</text:p>
              </table:table-cell>
            </table:table-row>
            <table:table-row table:style-name="ro2" table:default-cell-style-name="ce2">
              <table:table-cell>
                <text:p text:style-name="P11">aic</text:p>
              </table:table-cell>
              <table:table-cell>
                <text:p text:style-name="P11">aic</text:p>
              </table:table-cell>
              <table:table-cell>
                <text:p text:style-name="P11">fix.arg</text:p>
              </table:table-cell>
              <table:table-cell>
                <text:p text:style-name="P11">fix.arg</text:p>
              </table:table-cell>
              <table:table-cell>
                <text:p text:style-name="P11">fix.arg</text:p>
              </table:table-cell>
              <table:table-cell>
                <text:p text:style-name="P11">fix.arg</text:p>
              </table:table-cell>
              <table:table-cell>
                <text:p text:style-name="P11">fix.arg</text:p>
              </table:table-cell>
            </table:table-row>
            <table:table-row table:style-name="ro2" table:default-cell-style-name="ce2">
              <table:table-cell>
                <text:p text:style-name="P11">bic </text:p>
              </table:table-cell>
              <table:table-cell>
                <text:p text:style-name="P11">bic </text:p>
              </table:table-cell>
              <table:table-cell>
                <text:p text:style-name="P11">fix.arg.fun</text:p>
              </table:table-cell>
              <table:table-cell>
                <text:p text:style-name="P11">fix.arg.fun</text:p>
              </table:table-cell>
              <table:table-cell>
                <text:p text:style-name="P11">fix.arg.fun</text:p>
              </table:table-cell>
              <table:table-cell>
                <text:p text:style-name="P11">fix.arg.fun</text:p>
              </table:table-cell>
              <table:table-cell>
                <text:p text:style-name="P11">fix.arg.fun</text:p>
              </table:table-cell>
            </table:table-row>
            <table:table-row table:style-name="ro2" table:default-cell-style-name="ce2">
              <table:table-cell>
                <text:p text:style-name="P11">n </text:p>
              </table:table-cell>
              <table:table-cell>
                <text:p text:style-name="P11">n </text:p>
              </table:table-cell>
              <table:table-cell>
                <text:p text:style-name="P11">weights</text:p>
              </table:table-cell>
              <table:table-cell>
                <text:p text:style-name="P11">weights</text:p>
              </table:table-cell>
              <table:table-cell>
                <text:p text:style-name="P11">weights</text:p>
              </table:table-cell>
              <table:table-cell>
                <text:p text:style-name="P11">weights</text:p>
              </table:table-cell>
              <table:table-cell>
                <text:p text:style-name="P11">weights</text:p>
              </table:table-cell>
            </table:table-row>
            <table:table-row table:style-name="ro2" table:default-cell-style-name="ce2">
              <table:table-cell>
                <text:p text:style-name="P11">data/censdata</text:p>
              </table:table-cell>
              <table:table-cell>
                <text:p text:style-name="P11">data/censdata</text:p>
              </table:table-cell>
              <table:table-cell>
                <text:p text:style-name="P11">counts</text:p>
              </table:table-cell>
              <table:table-cell>
                <text:p text:style-name="P11">counts</text:p>
              </table:table-cell>
              <table:table-cell>
                <text:p text:style-name="P11">counts</text:p>
              </table:table-cell>
              <table:table-cell>
                <text:p text:style-name="P11">counts</text:p>
              </table:table-cell>
              <table:table-cell>
                <text:p text:style-name="P11">counts</text:p>
              </table:table-cell>
            </table:table-row>
            <table:table-row table:style-name="ro2" table:default-cell-style-name="ce2">
              <table:table-cell>
                <text:p text:style-name="P11">distname </text:p>
              </table:table-cell>
              <table:table-cell>
                <text:p text:style-name="P11">distname </text:p>
              </table:table-cell>
              <table:table-cell>
                <text:p text:style-name="P11">optim.message</text:p>
              </table:table-cell>
              <table:table-cell>
                <text:p text:style-name="P11">optim.message</text:p>
              </table:table-cell>
              <table:table-cell>
                <text:p text:style-name="P11">optim.message</text:p>
              </table:table-cell>
              <table:table-cell>
                <text:p text:style-name="P11">optim.message</text:p>
              </table:table-cell>
              <table:table-cell>
                <text:p text:style-name="P11">optim.message</text:p>
              </table:table-cell>
            </table:table-row>
            <table:table-row table:style-name="ro2" table:default-cell-style-name="ce2">
              <table:table-cell>
                <text:p text:style-name="P11">fix.arg</text:p>
              </table:table-cell>
              <table:table-cell>
                <text:p text:style-name="P11">fix.arg</text:p>
              </table:table-cell>
              <table:table-cell>
                <text:p text:style-name="P11">loglik</text:p>
              </table:table-cell>
              <table:table-cell>
                <text:p text:style-name="P11">loglik</text:p>
              </table:table-cell>
              <table:table-cell>
                <text:p text:style-name="P11">loglik</text:p>
              </table:table-cell>
              <table:table-cell>
                <text:p text:style-name="P11">loglik</text:p>
              </table:table-cell>
              <table:table-cell>
                <text:p text:style-name="P11">loglik</text:p>
              </table:table-cell>
            </table:table-row>
            <table:table-row table:style-name="ro2" table:default-cell-style-name="ce2">
              <table:table-cell>
                <text:p text:style-name="P11">fix.arg.fun </text:p>
              </table:table-cell>
              <table:table-cell>
                <text:p text:style-name="P11">fix.arg.fun </text:p>
              </table:table-cell>
              <table:table-cell/>
              <table:table-cell>
                <text:p text:style-name="P11">gof</text:p>
              </table:table-cell>
              <table:table-cell>
                <text:p text:style-name="P11">method</text:p>
              </table:table-cell>
              <table:table-cell>
                <text:p text:style-name="P11">phidiv</text:p>
              </table:table-cell>
              <table:table-cell>
                <text:p text:style-name="P11">probs</text:p>
              </table:table-cell>
            </table:table-row>
            <table:table-row table:style-name="ro2" table:default-cell-style-name="ce2">
              <table:table-cell>
                <text:p text:style-name="P11">dots </text:p>
              </table:table-cell>
              <table:table-cell>
                <text:p text:style-name="P11">dots </text:p>
              </table:table-cell>
              <table:table-cell/>
              <table:table-cell/>
              <table:table-cell>
                <text:p text:style-name="P11">order</text:p>
              </table:table-cell>
              <table:table-cell>
                <text:p text:style-name="P11">power.phidiv</text:p>
              </table:table-cell>
              <table:table-cell/>
            </table:table-row>
            <table:table-row table:style-name="ro2" table:default-cell-style-name="ce2">
              <table:table-cell>
                <text:p text:style-name="P11">convergence </text:p>
              </table:table-cell>
              <table:table-cell>
                <text:p text:style-name="P11">convergence </text:p>
              </table:table-cell>
              <table:table-cell/>
              <table:table-cell/>
              <table:table-cell>
                <text:p text:style-name="P11">memp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11">discrete </text:p>
              </table:table-cell>
              <table:table-cell>
                <text:p text:style-name="P11">discrete 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1">weights  </text:p>
              </table:table-cell>
              <table:table-cell>
                <text:p text:style-name="P11">weights  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Extrémités_20_de_20_ligne_20_1" draw:display-name="Extrémités de ligne 1" svg:viewBox="0 0 836 110" svg:d="M0 0h278 278 280v36 36 38h-278-278-280v-36-36z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 D</meta:initial-creator>
    <meta:creation-date>2018-06-04T22:46:23</meta:creation-date>
    <dc:date>2026-01-19T09:51:21.476462633</dc:date>
    <meta:editing-duration>PT53M59S</meta:editing-duration>
    <meta:editing-cycles>7</meta:editing-cycles>
    <meta:generator>LibreOffice/7.4.1.2$MacOSX_AARCH64 LibreOffice_project/3c58a8f3a960df8bc8fd77b461821e42c061c5f0</meta:generator>
    <meta:document-statistic meta:object-count="29"/>
  </office:meta>
</office:document-meta>
</file>